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1.1575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898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20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Runtime = 30 seconds</text:p>
          </table:table-cell>
          <table:covered-table-cell table:style-name="ce1"/>
          <table:covered-table-cell table:number-columns-repeated="3"/>
        </table:table-row>
        <table:table-row table:style-name="ro2">
          <table:table-cell office:value-type="string" calcext:value-type="string">
            <text:p>Probability (%)</text:p>
          </table:table-cell>
          <table:table-cell office:value-type="string" calcext:value-type="string">
            <text:p>Delivered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issed</text:p>
          </table:table-cell>
          <table:table-cell office:value-type="string" calcext:value-type="string">
            <text:p>Percentag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office:value-type="float" office:value="156" calcext:value-type="float">
            <text:p>156</text:p>
          </table:table-cell>
          <table:table-cell office:value-type="float" office:value="5212" calcext:value-type="float">
            <text:p>5212</text:p>
          </table:table-cell>
          <table:table-cell office:value-type="float" office:value="0" calcext:value-type="float">
            <text:p>0</text:p>
          </table:table-cell>
          <table:table-cell table:style-name="ce2" table:formula="of:=([.D3]/[.C3])*10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float" office:value="110" calcext:value-type="float">
            <text:p>110</text:p>
          </table:table-cell>
          <table:table-cell office:value-type="float" office:value="5813" calcext:value-type="float">
            <text:p>5813</text:p>
          </table:table-cell>
          <table:table-cell office:value-type="float" office:value="734" calcext:value-type="float">
            <text:p>734</text:p>
          </table:table-cell>
          <table:table-cell table:formula="of:=([.D4]/[.C4])*100" office:value-type="float" office:value="12.6268708068123" calcext:value-type="float">
            <text:p>12.626870806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float" office:value="91" calcext:value-type="float">
            <text:p>91</text:p>
          </table:table-cell>
          <table:table-cell office:value-type="float" office:value="4843" calcext:value-type="float">
            <text:p>4843</text:p>
          </table:table-cell>
          <table:table-cell office:value-type="float" office:value="1144" calcext:value-type="float">
            <text:p>1144</text:p>
          </table:table-cell>
          <table:table-cell table:formula="of:=([.D5]/[.C5])*100" office:value-type="float" office:value="23.6217220730952" calcext:value-type="float">
            <text:p>23.621722073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office:value-type="float" office:value="73" calcext:value-type="float">
            <text:p>73</text:p>
          </table:table-cell>
          <table:table-cell office:value-type="float" office:value="5205" calcext:value-type="float">
            <text:p>5205</text:p>
          </table:table-cell>
          <table:table-cell office:value-type="float" office:value="1749" calcext:value-type="float">
            <text:p>1749</text:p>
          </table:table-cell>
          <table:table-cell table:formula="of:=([.D6]/[.C6])*100" office:value-type="float" office:value="33.6023054755043" calcext:value-type="float">
            <text:p>33.602305475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float" office:value="5097" calcext:value-type="float">
            <text:p>5097</text:p>
          </table:table-cell>
          <table:table-cell office:value-type="float" office:value="2212" calcext:value-type="float">
            <text:p>2212</text:p>
          </table:table-cell>
          <table:table-cell table:formula="of:=([.D7]/[.C7])*100" office:value-type="float" office:value="43.3980773003728" calcext:value-type="float">
            <text:p>43.398077300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48" calcext:value-type="float">
            <text:p>48</text:p>
          </table:table-cell>
          <table:table-cell office:value-type="float" office:value="5144" calcext:value-type="float">
            <text:p>5144</text:p>
          </table:table-cell>
          <table:table-cell office:value-type="float" office:value="2709" calcext:value-type="float">
            <text:p>2709</text:p>
          </table:table-cell>
          <table:table-cell table:formula="of:=([.D8]/[.C8])*100" office:value-type="float" office:value="52.6632970451011" calcext:value-type="float">
            <text:p>52.663297045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41" calcext:value-type="float">
            <text:p>41</text:p>
          </table:table-cell>
          <table:table-cell office:value-type="float" office:value="5059" calcext:value-type="float">
            <text:p>5059</text:p>
          </table:table-cell>
          <table:table-cell office:value-type="float" office:value="3139" calcext:value-type="float">
            <text:p>3139</text:p>
          </table:table-cell>
          <table:table-cell table:formula="of:=([.D9]/[.C9])*100" office:value-type="float" office:value="62.0478355406207" calcext:value-type="float">
            <text:p>62.0478355406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24" calcext:value-type="float">
            <text:p>24</text:p>
          </table:table-cell>
          <table:table-cell office:value-type="float" office:value="4630" calcext:value-type="float">
            <text:p>4630</text:p>
          </table:table-cell>
          <table:table-cell office:value-type="float" office:value="3363" calcext:value-type="float">
            <text:p>3363</text:p>
          </table:table-cell>
          <table:table-cell table:formula="of:=([.D10]/[.C10])*100" office:value-type="float" office:value="72.6349892008639" calcext:value-type="float">
            <text:p>72.634989200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office:value-type="float" office:value="4848" calcext:value-type="float">
            <text:p>4848</text:p>
          </table:table-cell>
          <table:table-cell office:value-type="float" office:value="3996" calcext:value-type="float">
            <text:p>3996</text:p>
          </table:table-cell>
          <table:table-cell table:formula="of:=([.D11]/[.C11])*100" office:value-type="float" office:value="82.4257425742574" calcext:value-type="float">
            <text:p>82.4257425743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6" calcext:value-type="float">
            <text:p>6</text:p>
          </table:table-cell>
          <table:table-cell office:value-type="float" office:value="4782" calcext:value-type="float">
            <text:p>4782</text:p>
          </table:table-cell>
          <table:table-cell office:value-type="float" office:value="4404" calcext:value-type="float">
            <text:p>4404</text:p>
          </table:table-cell>
          <table:table-cell table:formula="of:=([.D12]/[.C12])*100" office:value-type="float" office:value="92.0953575909661" calcext:value-type="float">
            <text:p>92.095357591</text:p>
          </table:table-cell>
        </table:table-row>
        <table:table-row table:style-name="ro2">
          <table:table-cell table:number-columns-repeated="5"/>
        </table:table-row>
        <table:table-row table:style-name="ro3">
          <table:table-cell table:style-name="ce1" office:value-type="string" calcext:value-type="string" table:number-columns-spanned="5" table:number-rows-spanned="1">
            <text:p>Runtime = 1 hour (calculated from 30 seconds results)</text:p>
          </table:table-cell>
          <table:covered-table-cell table:style-name="ce1"/>
          <table:covered-table-cell table:number-columns-repeated="3"/>
        </table:table-row>
        <table:table-row table:style-name="ro2">
          <table:table-cell office:value-type="string" calcext:value-type="string">
            <text:p>Probability (%)</text:p>
          </table:table-cell>
          <table:table-cell office:value-type="string" calcext:value-type="string">
            <text:p>Delivered</text:p>
          </table:table-cell>
          <table:table-cell office:value-type="string" calcext:value-type="string">
            <text:p>Iterations</text:p>
          </table:table-cell>
          <table:table-cell office:value-type="string" calcext:value-type="string">
            <text:p>Missed</text:p>
          </table:table-cell>
          <table:table-cell office:value-type="string" calcext:value-type="string">
            <text:p>Percentage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formula="of:=[.B3]*2*60" office:value-type="float" office:value="18720" calcext:value-type="float">
            <text:p>18720</text:p>
          </table:table-cell>
          <table:table-cell table:formula="of:=[.C3]*2*60" office:value-type="float" office:value="625440" calcext:value-type="float">
            <text:p>625440</text:p>
          </table:table-cell>
          <table:table-cell table:formula="of:=[.C16]*([.E3]/100)" office:value-type="float" office:value="0" calcext:value-type="float">
            <text:p>0</text:p>
          </table:table-cell>
          <table:table-cell table:formula="of:=([.D16]/[.C16])*100" office:value-type="float" office:value="0" calcext:value-type="float">
            <text:p>0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formula="of:=[.B4]*2*60" office:value-type="float" office:value="13200" calcext:value-type="float">
            <text:p>13200</text:p>
          </table:table-cell>
          <table:table-cell table:formula="of:=[.C4]*2*60" office:value-type="float" office:value="697560" calcext:value-type="float">
            <text:p>697560</text:p>
          </table:table-cell>
          <table:table-cell table:formula="of:=[.E4]*([.C17]/100)" office:value-type="float" office:value="88080" calcext:value-type="float">
            <text:p>88080</text:p>
          </table:table-cell>
          <table:table-cell table:formula="of:=([.D17]/[.C17])*100" office:value-type="float" office:value="12.6268708068123" calcext:value-type="float">
            <text:p>12.6268708068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table:formula="of:=[.B5]*2*60" office:value-type="float" office:value="10920" calcext:value-type="float">
            <text:p>10920</text:p>
          </table:table-cell>
          <table:table-cell table:formula="of:=[.C5]*2*60" office:value-type="float" office:value="581160" calcext:value-type="float">
            <text:p>581160</text:p>
          </table:table-cell>
          <table:table-cell table:formula="of:=([.E5]/100)*[.C18]" office:value-type="float" office:value="137280" calcext:value-type="float">
            <text:p>137280</text:p>
          </table:table-cell>
          <table:table-cell table:formula="of:=([.D18]/[.C18])*100" office:value-type="float" office:value="23.6217220730952" calcext:value-type="float">
            <text:p>23.6217220731</text:p>
          </table:table-cell>
        </table:table-row>
        <table:table-row table:style-name="ro2">
          <table:table-cell office:value-type="float" office:value="30" calcext:value-type="float">
            <text:p>30</text:p>
          </table:table-cell>
          <table:table-cell table:formula="of:=[.B6]*2*60" office:value-type="float" office:value="8760" calcext:value-type="float">
            <text:p>8760</text:p>
          </table:table-cell>
          <table:table-cell table:formula="of:=[.C6]*2*60" office:value-type="float" office:value="624600" calcext:value-type="float">
            <text:p>624600</text:p>
          </table:table-cell>
          <table:table-cell table:formula="of:=[.E6]*([.C19]/100)" office:value-type="float" office:value="209880" calcext:value-type="float">
            <text:p>209880</text:p>
          </table:table-cell>
          <table:table-cell table:formula="of:=([.D19]/[.C19])*100" office:value-type="float" office:value="33.6023054755043" calcext:value-type="float">
            <text:p>33.6023054755</text:p>
          </table:table-cell>
        </table:table-row>
        <table:table-row table:style-name="ro2">
          <table:table-cell office:value-type="float" office:value="40" calcext:value-type="float">
            <text:p>40</text:p>
          </table:table-cell>
          <table:table-cell table:formula="of:=[.B7]*2*60" office:value-type="float" office:value="7440" calcext:value-type="float">
            <text:p>7440</text:p>
          </table:table-cell>
          <table:table-cell table:formula="of:=[.C7]*2*60" office:value-type="float" office:value="611640" calcext:value-type="float">
            <text:p>611640</text:p>
          </table:table-cell>
          <table:table-cell table:formula="of:=[.E7]*([.C20]/100)" office:value-type="float" office:value="265440" calcext:value-type="float">
            <text:p>265440</text:p>
          </table:table-cell>
          <table:table-cell table:formula="of:=([.D20]/[.C20])*100" office:value-type="float" office:value="43.3980773003728" calcext:value-type="float">
            <text:p>43.3980773004</text:p>
          </table:table-cell>
        </table:table-row>
        <table:table-row table:style-name="ro2">
          <table:table-cell office:value-type="float" office:value="50" calcext:value-type="float">
            <text:p>50</text:p>
          </table:table-cell>
          <table:table-cell table:formula="of:=[.B8]*2*60" office:value-type="float" office:value="5760" calcext:value-type="float">
            <text:p>5760</text:p>
          </table:table-cell>
          <table:table-cell table:formula="of:=[.C8]*2*60" office:value-type="float" office:value="617280" calcext:value-type="float">
            <text:p>617280</text:p>
          </table:table-cell>
          <table:table-cell table:formula="of:=([.E8]/100)*[.C21]" office:value-type="float" office:value="325080" calcext:value-type="float">
            <text:p>325080</text:p>
          </table:table-cell>
          <table:table-cell table:formula="of:=([.D21]/[.C21])*100" office:value-type="float" office:value="52.6632970451011" calcext:value-type="float">
            <text:p>52.6632970451</text:p>
          </table:table-cell>
        </table:table-row>
        <table:table-row table:style-name="ro2">
          <table:table-cell office:value-type="float" office:value="60" calcext:value-type="float">
            <text:p>60</text:p>
          </table:table-cell>
          <table:table-cell table:formula="of:=[.B9]*2*60" office:value-type="float" office:value="4920" calcext:value-type="float">
            <text:p>4920</text:p>
          </table:table-cell>
          <table:table-cell table:formula="of:=[.C9]*2*60" office:value-type="float" office:value="607080" calcext:value-type="float">
            <text:p>607080</text:p>
          </table:table-cell>
          <table:table-cell table:formula="of:=[.E9]*([.C22]/100)" office:value-type="float" office:value="376680" calcext:value-type="float">
            <text:p>376680</text:p>
          </table:table-cell>
          <table:table-cell table:formula="of:=([.D22]/[.C22])*100" office:value-type="float" office:value="62.0478355406207" calcext:value-type="float">
            <text:p>62.0478355406</text:p>
          </table:table-cell>
        </table:table-row>
        <table:table-row table:style-name="ro2">
          <table:table-cell office:value-type="float" office:value="70" calcext:value-type="float">
            <text:p>70</text:p>
          </table:table-cell>
          <table:table-cell table:formula="of:=[.B10]*2*60" office:value-type="float" office:value="2880" calcext:value-type="float">
            <text:p>2880</text:p>
          </table:table-cell>
          <table:table-cell table:formula="of:=[.C10]*2*60" office:value-type="float" office:value="555600" calcext:value-type="float">
            <text:p>555600</text:p>
          </table:table-cell>
          <table:table-cell table:formula="of:=[.E10]*([.C23]/100)" office:value-type="float" office:value="403560" calcext:value-type="float">
            <text:p>403560</text:p>
          </table:table-cell>
          <table:table-cell table:formula="of:=([.D23]/[.C23])*100" office:value-type="float" office:value="72.6349892008639" calcext:value-type="float">
            <text:p>72.6349892009</text:p>
          </table:table-cell>
        </table:table-row>
        <table:table-row table:style-name="ro2">
          <table:table-cell office:value-type="float" office:value="80" calcext:value-type="float">
            <text:p>80</text:p>
          </table:table-cell>
          <table:table-cell table:formula="of:=[.B11]*2*60" office:value-type="float" office:value="2040" calcext:value-type="float">
            <text:p>2040</text:p>
          </table:table-cell>
          <table:table-cell table:formula="of:=[.C11]*2*60" office:value-type="float" office:value="581760" calcext:value-type="float">
            <text:p>581760</text:p>
          </table:table-cell>
          <table:table-cell table:formula="of:=([.E11]/100)*[.C24]" office:value-type="float" office:value="479520" calcext:value-type="float">
            <text:p>479520</text:p>
          </table:table-cell>
          <table:table-cell table:formula="of:=([.D24]/[.C24])*100" office:value-type="float" office:value="82.4257425742574" calcext:value-type="float">
            <text:p>82.4257425743</text:p>
          </table:table-cell>
        </table:table-row>
        <table:table-row table:style-name="ro2">
          <table:table-cell office:value-type="float" office:value="90" calcext:value-type="float">
            <text:p>90</text:p>
          </table:table-cell>
          <table:table-cell table:formula="of:=[.B12]*2*60" office:value-type="float" office:value="720" calcext:value-type="float">
            <text:p>720</text:p>
          </table:table-cell>
          <table:table-cell table:formula="of:=[.C12]*2*60" office:value-type="float" office:value="573840" calcext:value-type="float">
            <text:p>573840</text:p>
          </table:table-cell>
          <table:table-cell table:formula="of:=[.E12]*([.C25]/100)" office:value-type="float" office:value="528480" calcext:value-type="float">
            <text:p>528480</text:p>
          </table:table-cell>
          <table:table-cell table:formula="of:=([.D25]/[.C25])*100" office:value-type="float" office:value="92.0953575909661" calcext:value-type="float">
            <text:p>92.09535759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8">00/00/0000</text:date>, <text:time style:data-style-name="N2" text:time-value="05:47:30.63802549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8T05:13:59.230282151</meta:creation-date>
    <dc:date>2016-01-28T06:00:31.486419909</dc:date>
    <meta:editing-duration>PT16M57S</meta:editing-duration>
    <meta:editing-cycles>6</meta:editing-cycles>
    <meta:generator>LibreOffice/4.2.8.2$Linux_X86_64 LibreOffice_project/420m0$Build-2</meta:generator>
    <meta:document-statistic meta:table-count="1" meta:cell-count="112" meta:object-count="0"/>
  </office:meta>
</office:document-meta>
</file>